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style:font-weight-asian="bold"/>
    </style:style>
    <style:style style:name="P4" style:family="paragraph" style:parent-style-name="Exalted">
      <style:paragraph-properties fo:margin-left="0in" fo:margin-right="0in" fo:text-indent="0in" style:auto-text-indent="false"/>
    </style:style>
    <style:style style:name="P5" style:family="paragraph" style:parent-style-name="Exalted">
      <style:paragraph-properties fo:margin-left="0in" fo:margin-right="0in" fo:text-align="center" style:justify-single-word="false" fo:text-indent="0in" style:auto-text-indent="false"/>
      <style:text-properties fo:font-size="24pt" style:font-size-asian="24pt" style:font-size-complex="24pt"/>
    </style:style>
    <style:style style:name="P6" style:family="paragraph" style:parent-style-name="Heading_20_2">
      <style:paragraph-properties fo:margin-left="0in" fo:margin-right="0in" fo:text-indent="0in" style:auto-text-indent="false"/>
    </style:style>
    <style:style style:name="P7" style:family="paragraph" style:parent-style-name="Heading_20_1">
      <style:paragraph-properties fo:break-before="page"/>
    </style:style>
    <style:style style:name="P8"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style:font-size-asian="24pt" style:font-size-complex="24pt"/>
    </style:style>
    <style:style style:name="P9" style:family="paragraph" style:parent-style-name="Exalted" style:list-style-name="WWNum1"/>
    <style:style style:name="P10" style:family="paragraph" style:parent-style-name="Exalted">
      <style:text-properties fo:font-weight="bold" style:font-weight-asian="bold"/>
    </style:style>
    <style:style style:name="P11" style:family="paragraph" style:parent-style-name="Exalted">
      <style:paragraph-properties fo:margin-left="0in" fo:margin-right="0in" fo:text-indent="0in" style:auto-text-indent="false"/>
      <style:text-properties fo:font-weight="bold" style:font-weight-asian="bold"/>
    </style:style>
    <style:style style:name="P12" style:family="paragraph" style:parent-style-name="Exalted" style:list-style-name="WWNum1">
      <style:paragraph-properties fo:margin-top="0in" fo:margin-bottom="0.139in" style:contextual-spacing="false" fo:line-height="100%"/>
    </style:style>
    <style:style style:name="P13" style:family="paragraph" style:parent-style-name="Exalted" style:list-style-name="WWNum1">
      <style:paragraph-properties fo:margin-top="0in" fo:margin-bottom="0in" style:contextual-spacing="false"/>
    </style:style>
    <style:style style:name="P14" style:family="paragraph" style:parent-style-name="Exalted">
      <style:paragraph-properties fo:margin-top="0in" fo:margin-bottom="0.0799in" style:contextual-spacing="false" fo:line-height="100%" fo:text-align="start" style:justify-single-word="false" fo:orphans="0" fo:widows="0" fo:hyphenation-ladder-count="no-limit" style:punctuation-wrap="hanging" style:writing-mode="lr-tb"/>
      <style:text-properties fo:hyphenate="false" fo:hyphenation-remain-char-count="2" fo:hyphenation-push-char-count="2" loext:hyphenation-no-caps="false"/>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weight="bold" style:font-weight-asian="bold"/>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Merits</text:h>
      <text:p text:style-name="P5"/>
      <text:p text:style-name="P5"/>
      <text:section text:style-name="Sect1" text:name="TextSection">
        <text:p text:style-name="P4">A Merit is any sort of benefit or background that may help the character, outside of their normal internal powers would grant.</text:p>
        <text:p text:style-name="P4">Merits are often intimately tied to a character’s story--they have wealth because they were born into it--and typically may only be gained or upgraded during character creation, or through the Projects system during campaign.</text:p>
        <text:p text:style-name="P4">Merits bought with XP or with Project Points cannot be removed or cancel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4">Temporary restrictions to merits--such as an Ally being unable to help--is explicitly allowed. However, the Storyteller should always be judicious about such decisions.</text:p>
        <text:p text:style-name="P4">If a Player chooses to lose or downgrade their bought Merits through story means, they are awarded back whatever resources they used to buy or upgrade the Merit.</text:p>
        <text:p text:style-name="P4">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ext:p text:style-name="P4">[[ <text:s/>TODO<text:span text:style-name="T3">: Most merits are location-specific, or restrained in some way. </text:span>Your cult is in X location, your language is Y language. I need to denote this. ]]</text:p>
        <text:h text:style-name="Heading_20_2" text:outline-level="2">Merits with Charges</text:h>
        <text:p text:style-name="Exalted">In addition to their base effect, Merits in this category have <text:span text:style-name="T3">Charges</text:span> equal to their Dot Rating.</text:p>
        <text:h text:style-name="Heading_20_3" text:outline-level="3">Backing(1-5)</text:h>
        <text:p text:style-name="Exalted">The Character is an official in an organization. Their rating represents how much organizational power the character has.</text:p>
        <text:p text:style-name="Exalted">For example, Backing 2 would either represent being the head of a local organization, or the leader of a local chapter of a global organization.</text:p>
        <text:p text:style-name="Exalted"><text:span text:style-name="T1">Disadvantage:</text:span> Higher-ranking members may call upon the Character to do a task and uphold duties. As well, lower members may come to the Character for guidance.</text:p>
        <text:p text:style-name="Exalted"><text:span text:style-name="T3">Additional Use</text:span><text:span text:style-name="T2">:</text:span><text:span text:style-name="T3"> </text:span>The Character may instruct subordinates to Perform a Task without question, so long as it is in line with the goals and morals of the organization.</text:p>
        <text:h text:style-name="Heading_20_3" text:outline-level="3">Bond(1-5)</text:h>
        <text:p text:style-name="Exalted">Your soul has been entwined with another’s, uniting your Destinies. <text:s/>The character instinctively knows if their Bond is in danger, and the general direction they are in.</text:p>
        <text:p text:style-name="Exalted"><text:span text:style-name="T3">Note</text:span>: Bonded individuals must each have the Bond merit, though the level does not need to be the same.</text:p>
        <text:p text:style-name="Exalted"><text:span text:style-name="T1">Disadvantage:</text:span> Their Bond may always use the Bond in place of an Intimacy for Social Influence.</text:p>
        <text:p text:style-name="Exalted"><text:span text:style-name="T3">Additional Use: </text:span>Influence to directly harm, endanger, or otherwise disadvantage their Bond is treated as Unacceptable Influence. This may be used reflexively.</text:p>
        <text:h text:style-name="Heading_20_3" text:outline-level="3">Contacts (1-5)</text:h>
        <text:p text:style-name="Exalted">You have a network of contacts in a given location and class of society willing to give you information.</text:p>
        <text:p text:style-name="Exalted"><text:span text:style-name="T3">Additional Use:</text:span> You may <text:span text:style-name="T1">Introduce a Fact</text:span> with a charge of Contacts, rather than a Strife Point. The Fact must be centered on information your Contacts could have gathered, in place of a Speciality.</text:p>
        <text:h text:style-name="Heading_20_3" text:outline-level="3">Cult(1-5)</text:h>
        <text:p text:style-name="Exalted">The Character is a leader and/or target of worship for a religious cult, gaining <text:span text:style-name="T3">+2 Peripheral Motes</text:span> per dot Rating.</text:p>
        <text:p text:style-name="Exalted"><text:span text:style-name="T1">Disadvantage:</text:span> The cult requires periodic guidance and attention. As well, it is often an unwelcome influence and potential political hazard.</text:p>
        <text:h text:style-name="Heading_20_3" text:outline-level="3">Wealth (1-5)</text:h>
        <text:p text:style-name="Exalted">Wealth is a renewable source of money. <text:s/>A character with any source of Wealth needs not worry for basic necessities or sustenance, and may always purchase a place to rest.</text:p>
        <text:p text:style-name="Exalted"><text:span text:style-name="T1">Disadvantage:</text:span> If the extent of your Wealth is known, people may request charges of your Wealth.</text:p>
        <text:p text:style-name="Exalted"><text:span text:style-name="T3">Additional Use</text:span>: Targets can be paid (or bribed) to Perform a Task without needing a roll or any Social Influence. Some characters may refuse this offer, or even be offended by it.</text:p>
        <text:p text:style-name="Exalted"/>
        <text:h text:style-name="Heading_20_2" text:outline-level="2">Standalone Merits</text:h>
        <text:h text:style-name="Heading_20_3" text:outline-level="3">Ally (1-5)</text:h>
        <text:p text:style-name="P4">Allies are individuals, groups, or organizations that a character may call upon to aid them in their endeavors--proven to be an asset.</text:p>
        <text:p text:style-name="P4">Allies are not at the whim and mercy of the character--they have their own lives and concerns to deal with, but they can be assumed to not willingly or knowingly hurt the player character.</text:p>
        <text:p text:style-name="P4">The Rating of Allies represents both the scale and influence of the ally: Rating 1 would be a competent, but still mortal--guard. Rating 3 would be an Exalt or a medium spanning organization. <text:soft-page-break/>Rating 5 would be a high-ratinging God or an organization such as the Guild.</text:p>
        <text:h text:style-name="Heading_20_3" text:outline-level="3">Artifact (2-5)</text:h>
        <text:p text:style-name="P4">Artifacts are items that contain wondrous, supernatural effects upon the world. Artifacts typically have some sort of inherent supernatural usefulness to them that is <text:span text:style-name="T3">immediately available</text:span> on purchase of the artifact.</text:p>
        <text:p text:style-name="P4">Evocations are Powers the artifact contains that must be awakened by <text:span text:style-name="T3">additionally</text:span> purchasing Evocations <text:s/>with xp.</text:p>
        <text:p text:style-name="P4">Rating 2 Artifacts are minor wonders: they have some sort of inherent supernatural usefulness, such as a water skin inlaid with jade that filters and purifies all water within. <text:s/>Rating 2 Artifacts have <text:span text:style-name="T3">no </text:span>Evocations.</text:p>
        <text:p text:style-name="P4">Rating 3 Artifacts have 2-4 Evocations, with the maximum Essence requirement being Essence 3</text:p>
        <text:p text:style-name="P4">Rating 4 Artifacts have 3-6 Evocations, with the maximum Essence requirement being Essence 4</text:p>
        <text:p text:style-name="P4">Rating 5 Artifacts have 5-10 Evocations with the maximum Essence requirement being Essence 5</text:p>
        <text:h text:style-name="Heading_20_3" text:outline-level="3">Language (1)</text:h>
        <text:p text:style-name="P4">Each purchase of this merit represents a new language the Player Character has learned. <text:s/>All characters are assumed to start with their Local Tongue and Tradespeak, the common language.</text:p>
        <text:p text:style-name="P11">Example Languages</text:p>
        <text:list xml:id="list2244404614" text:style-name="WWNum1">
          <text:list-item>
            <text:p text:style-name="P12"><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12"><text:span text:style-name="T3">Low Realm: </text:span>Used by the commoners of the realm, this is a blend of Tradespeak and High Realm. The words and written characters are blended and simplified.</text:p>
          </text:list-item>
          <text:list-item>
            <text:p text:style-name="P12"><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12"><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12"><text:span text:style-name="T3">Local Tongue</text:span>: This marks the character as having the exact speech patterns and mannerisms as locals.</text:p>
          </text:list-item>
        </text:list>
        <text:h text:style-name="Heading_20_3" text:outline-level="3">Manse (3-5)</text:h>
        <text:p text:style-name="Exalted">[[You get a manse!]]</text:p>
        <text:h text:style-name="Heading_20_1" text:outline-level="1"/>
        <text:h text:style-name="P7" text:outline-level="1">Mutations</text:h>
        <text:p text:style-name="Exalted">[[Cosmetic Mutations do not cost points, but have no mechanical Advantage. For example, the player may decide they have a tail, but without purchasing it as a merit, they do not get the effect. ]]</text:p>
        <text:p text:style-name="Exalted">[[Alternate Travel (Air, sky, burrowing, climbing)</text:p>
        <text:list xml:id="list215825458328467" text:continue-numbering="true" text:style-name="WWNum1">
          <text:list-item>
            <text:p text:style-name="P13">Perceive further</text:p>
          </text:list-item>
          <text:list-item>
            <text:p text:style-name="P13">Perceive differently (electrosensing)</text:p>
          </text:list-item>
          <text:list-item>
            <text:p text:style-name="P13">Native(Mice, cats, etc.)</text:p>
          </text:list-item>
          <text:list-item>
            <text:p text:style-name="P13">Gain of natural weapon</text:p>
          </text:list-item>
          <text:list-item>
            <text:p text:style-name="P13">Camouflage</text:p>
          </text:list-item>
          <text:list-item>
            <text:p text:style-name="P13">Deadly</text:p>
          </text:list-item>
          <text:list-item>
            <text:p text:style-name="P13">Penetrating Strike</text:p>
          </text:list-item>
          <text:list-item>
            <text:p text:style-name="P13">Ranged weapon</text:p>
          </text:list-item>
          <text:list-item>
            <text:p text:style-name="P13">Toxin</text:p>
          </text:list-item>
          <text:list-item>
            <text:p text:style-name="P13">Fine Dexterity</text:p>
            <text:list>
              <text:list-item>
                <text:p text:style-name="P13">Humans have this boon.</text:p>
              </text:list-item>
            </text:list>
          </text:list-item>
          <text:list-item>
            <text:p text:style-name="P13">Change of Size (Larger/smaller) --only with knack.</text:p>
            <text:list>
              <text:list-item>
                <text:p text:style-name="P13">Carrying Capacity</text:p>
              </text:list-item>
              <text:list-item>
                <text:p text:style-name="P9">+more to feats of strength</text:p>
              </text:list-item>
            </text:list>
          </text:list-item>
        </text:list>
        <text:p text:style-name="P3">Banes</text:p>
        <text:list xml:id="list215827012695326" text:continue-numbering="true" text:style-name="WWNum1">
          <text:list-item>
            <text:p text:style-name="P13">Loss of dexterity (cannot open doors, etc.) </text:p>
            <text:list>
              <text:list-item>
                <text:p text:style-name="P13">Humans have the “fine dexterity” Boon. The baseline is going to be around a house cat. This Bane goes below tht.</text:p>
              </text:list-item>
            </text:list>
          </text:list-item>
          <text:list-item>
            <text:p text:style-name="P13">Conspicuous </text:p>
          </text:list-item>
          <text:list-item>
            <text:p text:style-name="P13">Dangerous</text:p>
          </text:list-item>
          <text:list-item>
            <text:p text:style-name="P13">Cannot do feats of strength</text:p>
          </text:list-item>
          <text:list-item>
            <text:p text:style-name="P9">Reduced Endurance Pool]]</text:p>
          </text:list-item>
        </text:list>
        <text:h text:style-name="Heading_20_2" text:outline-level="2">Boons</text:h>
        <text:p text:style-name="Exalted">All Mutations are built with a combination of <text:span text:style-name="T3">Boons</text:span> and <text:span text:style-name="T3">Banes</text:span>.</text:p>
        <text:list xml:id="list215825483208911" text:continue-numbering="true" text:style-name="WWNum1">
          <text:list-item>
            <text:p text:style-name="P13">(+2) Flurry Bonus</text:p>
            <text:list>
              <text:list-item>
                <text:p text:style-name="P13">The first Flurry of any attack does not pay Impulse.</text:p>
              </text:list-item>
            </text:list>
          </text:list-item>
          <text:list-item>
            <text:p text:style-name="P13">(+1) <text:s/>Dextrous Limb(s).</text:p>
            <text:list>
              <text:list-item>
                <text:p text:style-name="P13">Allows for grabbing and holding onto items at once. (Humans naturally <text:s/>have this boon for their two arms.)</text:p>
              </text:list-item>
            </text:list>
          </text:list-item>
          <text:list-item>
            <text:p text:style-name="P13">(+1) Subtle Mutation</text:p>
            <text:list>
              <text:list-item>
                <text:p text:style-name="P13">Most Mutations are obvious, this modifier allows the mutation to be hidden by natural means when not in use. (e.g. retractable claws).</text:p>
              </text:list-item>
            </text:list>
          </text:list-item>
          <text:list-item>
            <text:p text:style-name="P13">(+X) Endurance Bonus</text:p>
            <text:list>
              <text:list-item>
                <text:p text:style-name="P13">Grants 3x (X) extra Endurance. At level 3 or above, cannot be paired with Subtle.</text:p>
              </text:list-item>
            </text:list>
          </text:list-item>
          <text:list-item>
            <text:p text:style-name="P13">(+2) Physical Speciality Bonus</text:p>
            <text:list>
              <text:list-item>
                <text:p text:style-name="P13">+1 to a speciality in an ability. <text:s/>May only affect Natural, Physical Abilities such as Athletics, Physique, Stealth, and Awareness.</text:p>
              </text:list-item>
            </text:list>
          </text:list-item>
          <text:list-item>
            <text:p text:style-name="P13">(+1, +2) Natural Weaponry</text:p>
            <text:list>
              <text:list-item>
                <text:p text:style-name="P13">+1 grants Unarmed and Light Weapons. Paired with subtle, this can be something like retractable claws.</text:p>
              </text:list-item>
              <text:list-item>
                <text:p text:style-name="P13">+2 grants Medium and Heavy natural Weapons. Cannot be paired with subtle.</text:p>
              </text:list-item>
            </text:list>
          </text:list-item>
          <text:list-item>
            <text:p text:style-name="P13">(+2) Non-Standard Movement. (wings, gas bladder, fins, wall-walking).</text:p>
          </text:list-item>
          <text:list-item>
            <text:p text:style-name="P13">(+1, +2) Environmental Adaptation.</text:p>
            <text:list>
              <text:list-item>
                <text:p text:style-name="P9">Grants adaptation to non-standard environments, like extreme cold.</text:p>
              </text:list-item>
            </text:list>
          </text:list-item>
        </text:list>
        <text:p text:style-name="Exalted"/>
        <text:h text:style-name="Heading_20_2" text:outline-level="2">Banes</text:h>
        <text:list xml:id="list215827216069159" text:continue-numbering="true" text:style-name="WWNum1">
          <text:list-item>
            <text:p text:style-name="P13"><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9"><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3"/>
        <text:p text:style-name="P4"/>
        <text:h text:style-name="Heading_20_2" text:outline-level="2">Example Mutations</text:h>
        <text:h text:style-name="Heading_20_3" text:outline-level="3">Extra Arms (3)</text:h>
        <text:p text:style-name="Exalted"><text:span text:style-name="T3">Flurry Bonus (+2)<text:line-break/>Dextrous Limbs (+1)</text:span><text:line-break/>The character possesses more than the normal amount of arms.</text:p>
        <text:h text:style-name="Heading_20_3" text:outline-level="3">Enhanced Sight (1)</text:h>
        <text:p text:style-name="P3">Speciality Bonus: Awareness (Vision)</text:p>
        <text:h text:style-name="Heading_20_3" text:outline-level="3">Fins<text:span text:style-name="T3"> </text:span>(2)</text:h>
        <text:p text:style-name="Exalted"><text:span text:style-name="T3">Non-Standard Movement: </text:span>Swimming</text:p>
        <text:h text:style-name="Heading_20_3" text:outline-level="3">Wings (2)</text:h>
        <text:p text:style-name="Exalted"><text:span text:style-name="T3">Non-Standard Movement: </text:span>Flying</text:p>
        <text:h text:style-name="Heading_20_3" text:outline-level="3">Scales (1-3)</text:h>
        <text:p text:style-name="P3">Endurance Bonus </text:p>
        <text:h text:style-name="Heading_20_3" text:outline-level="3">Tail (1)</text:h>
        <text:p text:style-name="P3">Speciality Bonus: Athletics (Balance)</text:p>
        <text:h text:style-name="Heading_20_3" text:outline-level="3">Tail, Prehensile (2)</text:h>
        <text:p text:style-name="P3">Speciality Bonus: Athletics (Balance)<text:line-break/>Dextrous Limb(s)</text:p>
        <text:h text:style-name="Heading_20_3" text:outline-level="3">Toxin Resistance (1)</text:h>
        <text:p text:style-name="P3">Speciality Bonus: Physique (Resistance)</text:p>
        <text:h text:style-name="Heading_20_3" text:outline-level="3">Gills (Restrictive) (0)</text:h>
        <text:p text:style-name="Exalted"><text:span text:style-name="T3">Environmental Adaptation (+2)</text:span>: <text:span text:style-name="T3">Underwater<text:line-break/>Environmental Restriction (-2): Underwater</text:span></text:p>
        <text:p text:style-name="Exalted"/>
        <text:h text:style-name="P6" text:outline-level="2">Supernatural Ability(N/A)</text:h>
        <text:p text:style-name="P4">[[Grants the ability to purchase a specific Supernatural Ability (such as Sorcery). <text:s/>Typically used for mortals. It’s how you do Thaumaturgist.</text:p>
        <text:p text:style-name="P4">You have to convince a God (or other creature of power) to give <text:soft-page-break/>you this ability. It’s not something you can do in a Project---hence (N/A)</text:p>
        <text:p text:style-name="P4">Exalted characters cannot start with this Merit. ]]</text:p>
        <text:p text:style-name="P4"/>
        <text:h text:style-name="P6" text:outline-level="2">Mutation (X)</text:h>
        <text:p text:style-name="P4">[[Might have a bit of a different thing for mutations than just pure points. <text:s/>Something like “You build the effect the mutation gives you. +1 DV is 2. Obvious -1.</text:p>
        <text:p text:style-name="P4">That or I spell out specific mutations. 3e Core has them priced way too high though.</text:p>
        <text:p text:style-name="P4"><text:s/>Low priority.]]</text:p>
        <text:p text:style-name="Exalte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ymbol" svg:font-family="Symbol" style:font-adornments="Regular" style:font-family-generic="roman" style:font-pitch="variable"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58:24.961000000</dc:date>
    <meta:editing-cycles>5</meta:editing-cycles>
    <dc:title>Merits</dc:title>
    <meta:editing-duration>PT3M17S</meta:editing-duration>
    <meta:generator>LibreOffice/7.0.3.1$Windows_X86_64 LibreOffice_project/d7547858d014d4cf69878db179d326fc3483e082</meta:generator>
    <dc:creator>Samuel Smith</dc:creator>
    <meta:document-statistic meta:table-count="0" meta:image-count="0" meta:object-count="0" meta:page-count="4" meta:paragraph-count="128" meta:word-count="1626" meta:character-count="9875" meta:non-whitespace-character-count="8401"/>
  </office:meta>
</office:document-meta>
</file>